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F000002126864F7D0DF3F9F10.png" manifest:media-type="image/png"/>
  <manifest:file-entry manifest:full-path="Pictures/1000351400008D2E00004F600433B3D38C11A429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File Management for <text:s/>Developer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Windows, Mac and Linu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.286cm" svg:y="12.954cm" presentation:class="notes" presentation:user-transformed="true">
            <draw:text-box>
              <text:p>In this video, we will explore how to manage files for Windows, Mac and Linux users. <text:s/>The emphasis will be on file management for developers.</text:p>
            </draw:text-box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Windows<text:line-break/>Using Explor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Creating Folders</text:p>
              </text:list-item>
              <text:list-item>
                <text:p>Managing Files</text:p>
              </text:list-item>
              <text:list-item>
                <text:p>Working with Git and 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>
            <draw:text-box>
              <text:p>For the windows platform, there are 2 ways to manage files, graphically and using the command line.</text:p>
              <text:p/>
              <text:p/>
              <text:p>In this section, we will cover creating folders, managing files and then working with git and github on the windows platform.</text:p>
            </draw:text-box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indows Explorer and Folder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olders help organize your work</text:p>
              </text:list-item>
              <text:list-item>
                <text:p>Every project must have its own folder</text:p>
              </text:list-item>
              <text:list-item>
                <text:p>It might be helpful to work along with this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Windows<text:line-break/>CM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Mac<text:line-break/>Finder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Mac<text:line-break/>Termina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2.593cm" svg:x="1.4cm" svg:y="0.204cm" presentation:class="title" presentation:user-transformed="true">
          <draw:text-box>
            <text:p>Linux<text:line-break/>Shell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6864F7D0DF3F9F10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1:51:02.118731000</meta:creation-date>
    <meta:editing-duration>PT57M46S</meta:editing-duration>
    <meta:editing-cycles>4</meta:editing-cycles>
    <meta:generator>LibreOffice/5.4.0.3$MacOSX_X86_64 LibreOffice_project/7556cbc6811c9d992f4064ab9287069087d7f62c</meta:generator>
    <dc:title>Lush Green</dc:title>
    <dc:date>2017-08-24T13:30:13.329149000</dc:date>
    <meta:document-statistic meta:object-count="50"/>
  </office:meta>
</office:document-meta>
</file>